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ffff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fill="solid" draw:fill-color="#00ffff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1cm" svg:stroke-color="#ff0000" draw:marker-start="Arrow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7" style:family="graphic" style:parent-style-name="standard">
      <style:graphic-properties draw:fill="none" draw:textarea-horizontal-align="center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svg:stroke-width="0.1cm" svg:stroke-color="#0000ff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svg:stroke-width="0.1cm" svg:stroke-color="#00ff00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00ff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svg:stroke-width="0cm" draw:marker-start-width="0.05cm" draw:marker-end-width="0.05cm" draw:fill="solid" draw:fill-color="#ffffff" draw:textarea-horizontal-align="center" draw:textarea-vertical-align="middle" fo:padding-top="0.125cm" fo:padding-bottom="0.125cm" fo:padding-left="0.25cm" fo:padding-right="0.25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color="#ff0000" fo:font-size="24pt" style:font-size-asian="24pt" style:font-size-complex="24pt"/>
    </style:style>
    <style:style style:name="P4" style:family="paragraph">
      <style:text-properties fo:color="#0000ff" fo:font-size="22pt" fo:font-weight="bold" style:font-size-asian="22pt" style:font-weight-asian="bold" style:font-size-complex="22pt" style:font-weight-complex="bold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ff0000" fo:font-size="24pt" style:font-size-asian="24pt" style:font-size-complex="24pt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g>
          <draw:ellipse draw:style-name="gr1" draw:text-style-name="P1" draw:id="id3" draw:layer="layout" svg:width="0.9cm" svg:height="0.8cm" svg:x="2.9cm" svg:y="4cm">
            <text:p/>
          </draw:ellipse>
          <draw:ellipse draw:style-name="gr1" draw:text-style-name="P1" draw:id="id5" draw:layer="layout" svg:width="0.9cm" svg:height="0.8cm" svg:x="2cm" svg:y="5.5cm">
            <text:p/>
          </draw:ellipse>
          <draw:ellipse draw:style-name="gr1" draw:text-style-name="P1" draw:id="id4" draw:layer="layout" svg:width="0.9cm" svg:height="0.8cm" svg:x="3.5cm" svg:y="5.5cm">
            <text:p/>
          </draw:ellipse>
          <draw:ellipse draw:style-name="gr1" draw:text-style-name="P1" draw:id="id1" draw:layer="layout" svg:width="0.9cm" svg:height="0.8cm" svg:x="4.5cm" svg:y="2cm">
            <text:p/>
          </draw:ellipse>
          <draw:ellipse draw:style-name="gr1" draw:text-style-name="P1" draw:id="id2" draw:layer="layout" svg:width="0.9cm" svg:height="0.8cm" svg:x="4.5cm" svg:y="4cm">
            <text:p/>
          </draw:ellipse>
          <draw:connector draw:style-name="gr1" draw:text-style-name="P1" draw:layer="layout" svg:x1="4.95cm" svg:y1="2.8cm" svg:x2="4.95cm" svg:y2="4cm" draw:start-shape="id1" draw:start-glue-point="2" draw:end-shape="id2" draw:end-glue-point="0" svg:d="m4950 2800v1200">
            <text:p/>
          </draw:connector>
          <draw:connector draw:style-name="gr1" draw:text-style-name="P1" draw:layer="layout" svg:x1="3.35cm" svg:y1="4.8cm" svg:x2="3.95cm" svg:y2="5.5cm" draw:start-shape="id3" draw:start-glue-point="2" draw:end-shape="id4" draw:end-glue-point="0" svg:d="m3350 4800v350h600v350">
            <text:p/>
          </draw:connector>
          <draw:connector draw:style-name="gr1" draw:text-style-name="P1" draw:layer="layout" svg:x1="3.35cm" svg:y1="4.8cm" svg:x2="2.45cm" svg:y2="5.5cm" draw:start-shape="id3" draw:start-glue-point="2" draw:end-shape="id5" draw:end-glue-point="0" svg:d="m3350 4800v350h-900v350">
            <text:p/>
          </draw:connector>
          <draw:connector draw:style-name="gr2" draw:text-style-name="P1" draw:layer="layout" svg:x1="4.95cm" svg:y1="2.8cm" svg:x2="3.35cm" svg:y2="4cm" draw:start-shape="id1" draw:start-glue-point="2" draw:end-shape="id3" draw:end-glue-point="0" svg:d="m4950 2800v600h-1600v600">
            <text:p/>
          </draw:connector>
          <draw:connector draw:style-name="gr2" draw:text-style-name="P1" draw:layer="layout" svg:x1="4.95cm" svg:y1="2.8cm" svg:x2="6.95cm" svg:y2="4cm" draw:start-shape="id1" draw:start-glue-point="2" draw:end-shape="id6" draw:end-glue-point="0" svg:d="m4950 2800v600h2000v600">
            <text:p/>
          </draw:connector>
          <draw:g>
            <draw:ellipse draw:style-name="gr3" draw:text-style-name="P1" draw:id="id7" draw:layer="layout" svg:width="0.9cm" svg:height="0.8cm" svg:x="6.5cm" svg:y="5.5cm">
              <text:p text:style-name="P1">*</text:p>
            </draw:ellipse>
            <draw:ellipse draw:style-name="gr3" draw:text-style-name="P1" draw:id="id9" draw:layer="layout" svg:width="0.9cm" svg:height="0.8cm" svg:x="7.4cm" svg:y="7cm">
              <text:p text:style-name="P1">+</text:p>
            </draw:ellipse>
            <draw:connector draw:style-name="gr2" draw:text-style-name="P1" draw:layer="layout" svg:x1="6.95cm" svg:y1="6.3cm" svg:x2="6.35cm" svg:y2="7cm" draw:start-shape="id7" draw:start-glue-point="2" draw:end-shape="id8" draw:end-glue-point="0" svg:d="m6950 6300v350h-600v350">
              <text:p/>
            </draw:connector>
            <draw:ellipse draw:style-name="gr3" draw:text-style-name="P1" draw:id="id8" draw:layer="layout" svg:width="0.9cm" svg:height="0.8cm" svg:x="5.9cm" svg:y="7cm">
              <text:p text:style-name="P1">c</text:p>
            </draw:ellipse>
            <draw:connector draw:style-name="gr2" draw:text-style-name="P1" draw:layer="layout" svg:x1="6.95cm" svg:y1="6.3cm" svg:x2="7.85cm" svg:y2="7cm" draw:start-shape="id7" draw:start-glue-point="2" draw:end-shape="id9" draw:end-glue-point="0" svg:d="m6950 6300v350h900v350">
              <text:p/>
            </draw:connector>
            <draw:ellipse draw:style-name="gr3" draw:text-style-name="P1" draw:id="id10" draw:layer="layout" svg:width="0.9cm" svg:height="0.8cm" svg:x="7cm" svg:y="8.2cm">
              <text:p text:style-name="P1">a</text:p>
            </draw:ellipse>
            <draw:ellipse draw:style-name="gr3" draw:text-style-name="P1" draw:id="id11" draw:layer="layout" svg:width="0.9cm" svg:height="0.8cm" svg:x="8cm" svg:y="8.2cm">
              <text:p text:style-name="P1">b</text:p>
            </draw:ellipse>
            <draw:connector draw:style-name="gr2" draw:text-style-name="P1" draw:layer="layout" svg:x1="7.85cm" svg:y1="7.8cm" svg:x2="7.45cm" svg:y2="8.2cm" draw:start-shape="id9" draw:start-glue-point="2" draw:end-shape="id10" draw:end-glue-point="0" svg:d="m7850 7800v200h-400v200">
              <text:p/>
            </draw:connector>
            <draw:connector draw:style-name="gr2" draw:text-style-name="P1" draw:layer="layout" svg:x1="7.85cm" svg:y1="7.8cm" svg:x2="8.45cm" svg:y2="8.2cm" draw:start-shape="id9" draw:start-glue-point="2" draw:end-shape="id11" draw:end-glue-point="0" svg:d="m7850 7800v200h600v200">
              <text:p/>
            </draw:connector>
          </draw:g>
          <draw:ellipse draw:style-name="gr1" draw:text-style-name="P1" draw:id="id6" draw:layer="layout" svg:width="0.9cm" svg:height="0.8cm" svg:x="6.5cm" svg:y="4cm">
            <text:p/>
          </draw:ellipse>
          <draw:connector draw:style-name="gr2" draw:text-style-name="P1" draw:layer="layout" svg:x1="6.95cm" svg:y1="4.8cm" svg:x2="6.95cm" svg:y2="5.5cm" draw:start-shape="id6" draw:start-glue-point="2" draw:end-shape="id7" draw:end-glue-point="0" svg:d="m6950 4800v700">
            <text:p/>
          </draw:connector>
        </draw:g>
        <draw:g>
          <draw:ellipse draw:style-name="gr3" draw:text-style-name="P1" draw:id="id12" draw:layer="layout" svg:width="0.9cm" svg:height="0.8cm" svg:x="14cm" svg:y="7cm">
            <text:p text:style-name="P1">*</text:p>
          </draw:ellipse>
          <draw:ellipse draw:style-name="gr3" draw:text-style-name="P1" draw:id="id14" draw:layer="layout" svg:width="0.9cm" svg:height="0.8cm" svg:x="14.9cm" svg:y="8.5cm">
            <text:p text:style-name="P1">+</text:p>
          </draw:ellipse>
          <draw:connector draw:style-name="gr2" draw:text-style-name="P1" draw:layer="layout" svg:x1="14.45cm" svg:y1="7.8cm" svg:x2="13.4cm" svg:y2="8.5cm" draw:start-shape="id12" draw:start-glue-point="2" draw:end-shape="id13" draw:end-glue-point="0" svg:d="m14450 7800v350h-1050v350">
            <text:p/>
          </draw:connector>
          <draw:ellipse draw:style-name="gr3" draw:text-style-name="P1" draw:id="id13" draw:layer="layout" svg:width="2cm" svg:height="0.8cm" svg:x="12.4cm" svg:y="8.5cm">
            <text:p text:style-name="P1">変数1</text:p>
          </draw:ellipse>
          <draw:connector draw:style-name="gr2" draw:text-style-name="P1" draw:layer="layout" svg:x1="14.45cm" svg:y1="7.8cm" svg:x2="15.35cm" svg:y2="8.5cm" draw:start-shape="id12" draw:start-glue-point="2" draw:end-shape="id14" draw:end-glue-point="0" svg:d="m14450 7800v350h900v350">
            <text:p/>
          </draw:connector>
          <draw:ellipse draw:style-name="gr3" draw:text-style-name="P1" draw:id="id15" draw:layer="layout" svg:width="2cm" svg:height="0.8cm" svg:x="13.4cm" svg:y="9.7cm">
            <text:p text:style-name="P1">変数2</text:p>
          </draw:ellipse>
          <draw:ellipse draw:style-name="gr3" draw:text-style-name="P1" draw:id="id16" draw:layer="layout" svg:width="1.9cm" svg:height="0.8cm" svg:x="15.5cm" svg:y="9.7cm">
            <text:p text:style-name="P1">変数3</text:p>
          </draw:ellipse>
          <draw:connector draw:style-name="gr2" draw:text-style-name="P1" draw:layer="layout" svg:x1="15.35cm" svg:y1="9.3cm" svg:x2="14.4cm" svg:y2="9.7cm" draw:start-shape="id14" draw:start-glue-point="2" draw:end-shape="id15" draw:end-glue-point="0" svg:d="m15350 9300v200h-950v200">
            <text:p/>
          </draw:connector>
          <draw:connector draw:style-name="gr2" draw:text-style-name="P1" draw:layer="layout" svg:x1="15.35cm" svg:y1="9.3cm" svg:x2="16.45cm" svg:y2="9.7cm" draw:start-shape="id14" draw:start-glue-point="2" draw:end-shape="id16" draw:end-glue-point="0" svg:d="m15350 9300v200h1100v200">
            <text:p/>
          </draw:connector>
        </draw:g>
        <draw:frame draw:style-name="gr4" draw:text-style-name="P2" draw:layer="layout" svg:width="5.235cm" svg:height="1.098cm" svg:x="12.9cm" svg:y="1.5cm">
          <draw:text-box>
            <text:p text:style-name="P2"><text:span text:style-name="T1">変換パターン</text:span></text:p>
          </draw:text-box>
        </draw:frame>
        <draw:line draw:style-name="gr5" draw:text-style-name="P1" draw:layer="layout" svg:x1="8.4cm" svg:y1="6cm" svg:x2="11.4cm" svg:y2="6cm">
          <text:p/>
        </draw:line>
        <draw:ellipse draw:style-name="gr3" draw:text-style-name="P1" draw:id="id17" draw:layer="layout" svg:width="0.9cm" svg:height="0.8cm" svg:x="21.9cm" svg:y="6.2cm">
          <text:p text:style-name="P1">+</text:p>
        </draw:ellipse>
        <draw:ellipse draw:style-name="gr3" draw:text-style-name="P1" draw:id="id19" draw:layer="layout" svg:width="0.9cm" svg:height="0.8cm" svg:x="23.9cm" svg:y="8.2cm">
          <text:p text:style-name="P1">*</text:p>
        </draw:ellipse>
        <draw:connector draw:style-name="gr2" draw:text-style-name="P1" draw:layer="layout" svg:x1="22.35cm" svg:y1="7cm" svg:x2="20.45cm" svg:y2="8.2cm" draw:start-shape="id17" draw:start-glue-point="2" draw:end-shape="id18" draw:end-glue-point="0" svg:d="m22350 7000v600h-1900v600">
          <text:p/>
        </draw:connector>
        <draw:ellipse draw:style-name="gr3" draw:text-style-name="P1" draw:id="id18" draw:layer="layout" svg:width="0.9cm" svg:height="0.8cm" svg:x="20cm" svg:y="8.2cm">
          <text:p text:style-name="P1">*</text:p>
        </draw:ellipse>
        <draw:connector draw:style-name="gr2" draw:text-style-name="P1" draw:layer="layout" svg:x1="22.35cm" svg:y1="7cm" svg:x2="24.35cm" svg:y2="8.2cm" draw:start-shape="id17" draw:start-glue-point="2" draw:end-shape="id19" draw:end-glue-point="0" svg:d="m22350 7000v600h2000v600">
          <text:p/>
        </draw:connector>
        <draw:ellipse draw:style-name="gr3" draw:text-style-name="P1" draw:id="id20" draw:layer="layout" svg:width="1.9cm" svg:height="0.8cm" svg:x="22.6cm" svg:y="9.7cm">
          <text:p text:style-name="P1">変数1</text:p>
        </draw:ellipse>
        <draw:ellipse draw:style-name="gr3" draw:text-style-name="P1" draw:id="id21" draw:layer="layout" svg:width="1.9cm" svg:height="0.8cm" svg:x="24.5cm" svg:y="9.7cm">
          <text:p text:style-name="P1">変数3</text:p>
        </draw:ellipse>
        <draw:connector draw:style-name="gr2" draw:text-style-name="P1" draw:layer="layout" svg:x1="24.35cm" svg:y1="9cm" svg:x2="23.55cm" svg:y2="9.7cm" draw:start-shape="id19" draw:start-glue-point="2" draw:end-shape="id20" draw:end-glue-point="0" svg:d="m24350 9000v350h-800v350">
          <text:p/>
        </draw:connector>
        <draw:connector draw:style-name="gr2" draw:text-style-name="P1" draw:layer="layout" svg:x1="24.35cm" svg:y1="9cm" svg:x2="25.45cm" svg:y2="9.7cm" draw:start-shape="id19" draw:start-glue-point="2" draw:end-shape="id21" draw:end-glue-point="0" svg:d="m24350 9000v350h1100v350">
          <text:p/>
        </draw:connector>
        <draw:ellipse draw:style-name="gr3" draw:text-style-name="P1" draw:id="id22" draw:layer="layout" svg:width="2cm" svg:height="0.8cm" svg:x="18.4cm" svg:y="9.7cm">
          <text:p text:style-name="P1">変数1</text:p>
        </draw:ellipse>
        <draw:ellipse draw:style-name="gr3" draw:text-style-name="P1" draw:id="id23" draw:layer="layout" svg:width="2cm" svg:height="0.8cm" svg:x="20.4cm" svg:y="9.7cm">
          <text:p text:style-name="P1">変数2</text:p>
        </draw:ellipse>
        <draw:connector draw:style-name="gr2" draw:text-style-name="P1" draw:layer="layout" svg:x1="20.45cm" svg:y1="9cm" svg:x2="19.4cm" svg:y2="9.7cm" draw:start-shape="id18" draw:start-glue-point="2" draw:end-shape="id22" draw:end-glue-point="0" svg:d="m20450 9000v350h-1050v350">
          <text:p/>
        </draw:connector>
        <draw:connector draw:style-name="gr2" draw:text-style-name="P1" draw:layer="layout" svg:x1="20.45cm" svg:y1="9cm" svg:x2="21.4cm" svg:y2="9.7cm" draw:start-shape="id18" draw:start-glue-point="2" draw:end-shape="id23" draw:end-glue-point="0" svg:d="m20450 9000v350h950v350">
          <text:p/>
        </draw:connector>
        <draw:frame draw:style-name="gr6" draw:text-style-name="P2" draw:layer="layout" svg:width="2.923cm" svg:height="1.098cm" svg:x="20.9cm" svg:y="1.5cm">
          <draw:text-box>
            <text:p text:style-name="P2"><text:span text:style-name="T1">ひな形</text:span></text:p>
          </draw:text-box>
        </draw:frame>
        <draw:ellipse draw:style-name="gr3" draw:text-style-name="P1" draw:id="id28" draw:layer="layout" svg:width="2cm" svg:height="0.8cm" svg:x="12.9cm" svg:y="4.5cm">
          <text:p text:style-name="P1">変数1</text:p>
        </draw:ellipse>
        <draw:ellipse draw:style-name="gr3" draw:text-style-name="P1" draw:id="id29" draw:layer="layout" svg:width="2cm" svg:height="0.8cm" svg:x="15.4cm" svg:y="4.5cm">
          <text:p text:style-name="P1">変数1</text:p>
        </draw:ellipse>
        <draw:ellipse draw:style-name="gr3" draw:text-style-name="P1" draw:id="id27" draw:layer="layout" svg:width="0.9cm" svg:height="0.8cm" svg:x="14.9cm" svg:y="3.2cm">
          <text:p text:style-name="P1">a</text:p>
        </draw:ellipse>
        <draw:ellipse draw:style-name="gr3" draw:text-style-name="P1" draw:layer="layout" svg:width="0.9cm" svg:height="0.8cm" svg:x="22cm" svg:y="8.2cm">
          <text:p text:style-name="P1">a</text:p>
        </draw:ellipse>
        <draw:ellipse draw:style-name="gr3" draw:text-style-name="P1" draw:id="id24" draw:layer="layout" svg:width="0.9cm" svg:height="0.8cm" svg:x="21.9cm" svg:y="3cm">
          <text:p text:style-name="P1">*</text:p>
        </draw:ellipse>
        <draw:ellipse draw:style-name="gr3" draw:text-style-name="P1" draw:id="id25" draw:layer="layout" svg:width="0.9cm" svg:height="0.8cm" svg:x="21.4cm" svg:y="4.5cm">
          <text:p text:style-name="P1">2</text:p>
        </draw:ellipse>
        <draw:ellipse draw:style-name="gr3" draw:text-style-name="P1" draw:id="id26" draw:layer="layout" svg:width="1.9cm" svg:height="0.8cm" svg:x="22.5cm" svg:y="4.5cm">
          <text:p text:style-name="P1">変数1</text:p>
        </draw:ellipse>
        <draw:connector draw:style-name="gr2" draw:text-style-name="P1" draw:layer="layout" svg:x1="22.35cm" svg:y1="3.8cm" svg:x2="21.85cm" svg:y2="4.5cm" draw:start-shape="id24" draw:start-glue-point="2" draw:end-shape="id25" draw:end-glue-point="0" svg:d="m22350 3800v350h-500v350">
          <text:p/>
        </draw:connector>
        <draw:connector draw:style-name="gr2" draw:text-style-name="P1" draw:layer="layout" svg:x1="22.35cm" svg:y1="3.8cm" svg:x2="23.45cm" svg:y2="4.5cm" draw:start-shape="id24" draw:start-glue-point="2" draw:end-shape="id26" draw:end-glue-point="0" svg:d="m22350 3800v350h1100v350">
          <text:p/>
        </draw:connector>
        <draw:connector draw:style-name="gr2" draw:text-style-name="P1" draw:layer="layout" svg:x1="15.35cm" svg:y1="4cm" svg:x2="13.9cm" svg:y2="4.5cm" draw:start-shape="id27" draw:start-glue-point="2" draw:end-shape="id28" draw:end-glue-point="0" svg:d="m15350 4000v250h-1450v250">
          <text:p/>
        </draw:connector>
        <draw:connector draw:style-name="gr2" draw:text-style-name="P1" draw:layer="layout" svg:x1="15.35cm" svg:y1="4cm" svg:x2="16.4cm" svg:y2="4.5cm" draw:start-shape="id27" draw:start-glue-point="2" draw:end-shape="id29" draw:end-glue-point="0" svg:d="m15350 4000v250h1050v250">
          <text:p/>
        </draw:connector>
        <draw:rect draw:style-name="gr7" draw:text-style-name="P1" draw:layer="layout" svg:width="16cm" svg:height="13cm" svg:x="11.4cm" svg:y="1.5cm">
          <text:p/>
        </draw:rect>
        <draw:line draw:style-name="gr2" draw:text-style-name="P1" draw:layer="layout" svg:x1="11.4cm" svg:y1="6cm" svg:x2="27.4cm" svg:y2="6cm">
          <text:p/>
        </draw:line>
        <draw:line draw:style-name="gr2" draw:text-style-name="P1" draw:layer="layout" svg:x1="11.4cm" svg:y1="11.5cm" svg:x2="27.4cm" svg:y2="11.5cm">
          <text:p/>
        </draw:line>
        <draw:line draw:style-name="gr2" draw:text-style-name="P1" draw:layer="layout" svg:x1="11.4cm" svg:y1="2.5cm" svg:x2="27.4cm" svg:y2="2.5cm">
          <text:p/>
        </draw:line>
        <draw:frame draw:style-name="gr4" draw:layer="layout" svg:width="1.137cm" svg:height="0.963cm" draw:transform="rotate (1.5707963267946) translate (14.4cm 13.5cm)">
          <draw:text-box>
            <text:p>…</text:p>
          </draw:text-box>
        </draw:frame>
        <draw:frame draw:style-name="gr4" draw:layer="layout" svg:width="1.137cm" svg:height="0.963cm" draw:transform="rotate (1.5707963267946) translate (21.9cm 13.5cm)">
          <draw:text-box>
            <text:p>…</text:p>
          </draw:text-box>
        </draw:frame>
        <draw:custom-shape draw:style-name="gr8" draw:text-style-name="P1" draw:layer="layout" svg:width="2.5cm" svg:height="2.5cm" svg:x="3.9cm" svg:y="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ellipse draw:style-name="gr1" draw:text-style-name="P1" draw:id="id32" draw:layer="layout" svg:width="0.9cm" svg:height="0.8cm" svg:x="3.4cm" svg:y="14cm">
          <text:p/>
        </draw:ellipse>
        <draw:ellipse draw:style-name="gr1" draw:text-style-name="P1" draw:id="id34" draw:layer="layout" svg:width="0.9cm" svg:height="0.8cm" svg:x="2.5cm" svg:y="15.5cm">
          <text:p/>
        </draw:ellipse>
        <draw:ellipse draw:style-name="gr1" draw:text-style-name="P1" draw:id="id33" draw:layer="layout" svg:width="0.9cm" svg:height="0.8cm" svg:x="4cm" svg:y="15.5cm">
          <text:p/>
        </draw:ellipse>
        <draw:ellipse draw:style-name="gr1" draw:text-style-name="P1" draw:id="id30" draw:layer="layout" svg:width="0.9cm" svg:height="0.8cm" svg:x="5cm" svg:y="12cm">
          <text:p/>
        </draw:ellipse>
        <draw:ellipse draw:style-name="gr1" draw:text-style-name="P1" draw:id="id31" draw:layer="layout" svg:width="0.9cm" svg:height="0.8cm" svg:x="5cm" svg:y="14cm">
          <text:p/>
        </draw:ellipse>
        <draw:connector draw:style-name="gr1" draw:text-style-name="P1" draw:layer="layout" svg:x1="5.45cm" svg:y1="12.8cm" svg:x2="5.45cm" svg:y2="14cm" draw:start-shape="id30" draw:start-glue-point="2" draw:end-shape="id31" draw:end-glue-point="0" svg:d="m5450 12800v1200">
          <text:p/>
        </draw:connector>
        <draw:connector draw:style-name="gr1" draw:text-style-name="P1" draw:layer="layout" svg:x1="3.85cm" svg:y1="14.8cm" svg:x2="4.45cm" svg:y2="15.5cm" draw:start-shape="id32" draw:start-glue-point="2" draw:end-shape="id33" draw:end-glue-point="0" svg:d="m3850 14800v350h600v350">
          <text:p/>
        </draw:connector>
        <draw:connector draw:style-name="gr1" draw:text-style-name="P1" draw:layer="layout" svg:x1="3.85cm" svg:y1="14.8cm" svg:x2="2.95cm" svg:y2="15.5cm" draw:start-shape="id32" draw:start-glue-point="2" draw:end-shape="id34" draw:end-glue-point="0" svg:d="m3850 14800v350h-900v350">
          <text:p/>
        </draw:connector>
        <draw:connector draw:style-name="gr2" draw:text-style-name="P1" draw:layer="layout" svg:x1="5.45cm" svg:y1="12.8cm" svg:x2="3.85cm" svg:y2="14cm" draw:start-shape="id30" draw:start-glue-point="2" draw:end-shape="id32" draw:end-glue-point="0" svg:d="m5450 12800v600h-1600v600">
          <text:p/>
        </draw:connector>
        <draw:connector draw:style-name="gr2" draw:text-style-name="P1" draw:layer="layout" svg:x1="5.45cm" svg:y1="12.8cm" svg:x2="7.45cm" svg:y2="14cm" draw:start-shape="id30" draw:start-glue-point="2" draw:end-shape="id35" draw:end-glue-point="0" svg:d="m5450 12800v600h2000v600">
          <text:p/>
        </draw:connector>
        <draw:ellipse draw:style-name="gr3" draw:text-style-name="P1" draw:id="id36" draw:layer="layout" svg:width="0.9cm" svg:height="0.8cm" svg:x="7cm" svg:y="15.5cm">
          <text:p text:style-name="P1">+</text:p>
        </draw:ellipse>
        <draw:ellipse draw:style-name="gr3" draw:text-style-name="P1" draw:id="id38" draw:layer="layout" svg:width="0.9cm" svg:height="0.8cm" svg:x="7.9cm" svg:y="17cm">
          <text:p text:style-name="P1">*</text:p>
        </draw:ellipse>
        <draw:connector draw:style-name="gr2" draw:text-style-name="P1" draw:layer="layout" svg:x1="7.45cm" svg:y1="16.3cm" svg:x2="6.85cm" svg:y2="17cm" draw:start-shape="id36" draw:start-glue-point="2" draw:end-shape="id37" draw:end-glue-point="0" svg:d="m7450 16300v350h-600v350">
          <text:p/>
        </draw:connector>
        <draw:ellipse draw:style-name="gr3" draw:text-style-name="P1" draw:id="id37" draw:layer="layout" svg:width="0.9cm" svg:height="0.8cm" svg:x="6.4cm" svg:y="17cm">
          <text:p text:style-name="P1">*</text:p>
        </draw:ellipse>
        <draw:connector draw:style-name="gr2" draw:text-style-name="P1" draw:layer="layout" svg:x1="7.45cm" svg:y1="16.3cm" svg:x2="8.35cm" svg:y2="17cm" draw:start-shape="id36" draw:start-glue-point="2" draw:end-shape="id38" draw:end-glue-point="0" svg:d="m7450 16300v350h900v350">
          <text:p/>
        </draw:connector>
        <draw:ellipse draw:style-name="gr3" draw:text-style-name="P1" draw:id="id39" draw:layer="layout" svg:width="0.9cm" svg:height="0.8cm" svg:x="7.5cm" svg:y="18.2cm">
          <text:p text:style-name="P1">b</text:p>
        </draw:ellipse>
        <draw:ellipse draw:style-name="gr3" draw:text-style-name="P1" draw:id="id40" draw:layer="layout" svg:width="0.9cm" svg:height="0.8cm" svg:x="8.5cm" svg:y="18.2cm">
          <text:p text:style-name="P1">c</text:p>
        </draw:ellipse>
        <draw:connector draw:style-name="gr2" draw:text-style-name="P1" draw:layer="layout" svg:x1="8.35cm" svg:y1="17.8cm" svg:x2="7.95cm" svg:y2="18.2cm" draw:start-shape="id38" draw:start-glue-point="2" draw:end-shape="id39" draw:end-glue-point="0" svg:d="m8350 17800v200h-400v200">
          <text:p/>
        </draw:connector>
        <draw:connector draw:style-name="gr2" draw:text-style-name="P1" draw:layer="layout" svg:x1="8.35cm" svg:y1="17.8cm" svg:x2="8.95cm" svg:y2="18.2cm" draw:start-shape="id38" draw:start-glue-point="2" draw:end-shape="id40" draw:end-glue-point="0" svg:d="m8350 17800v200h600v200">
          <text:p/>
        </draw:connector>
        <draw:ellipse draw:style-name="gr1" draw:text-style-name="P1" draw:id="id35" draw:layer="layout" svg:width="0.9cm" svg:height="0.8cm" svg:x="7cm" svg:y="14cm">
          <text:p/>
        </draw:ellipse>
        <draw:connector draw:style-name="gr2" draw:text-style-name="P1" draw:layer="layout" svg:x1="7.45cm" svg:y1="14.8cm" svg:x2="7.45cm" svg:y2="15.5cm" draw:start-shape="id35" draw:start-glue-point="2" draw:end-shape="id36" draw:end-glue-point="0" svg:d="m7450 14800v700">
          <text:p/>
        </draw:connector>
        <draw:ellipse draw:style-name="gr3" draw:text-style-name="P1" draw:id="id41" draw:layer="layout" svg:width="0.9cm" svg:height="0.8cm" svg:x="5.5cm" svg:y="18.2cm">
          <text:p text:style-name="P1">a</text:p>
        </draw:ellipse>
        <draw:ellipse draw:style-name="gr3" draw:text-style-name="P1" draw:id="id42" draw:layer="layout" svg:width="0.9cm" svg:height="0.8cm" svg:x="6.5cm" svg:y="18.2cm">
          <text:p text:style-name="P1">c</text:p>
        </draw:ellipse>
        <draw:connector draw:style-name="gr2" draw:text-style-name="P1" draw:layer="layout" svg:x1="6.85cm" svg:y1="17.8cm" svg:x2="5.95cm" svg:y2="18.2cm" draw:start-shape="id37" draw:start-glue-point="2" draw:end-shape="id41" draw:end-glue-point="0" svg:d="m6850 17800v200h-900v200">
          <text:p/>
        </draw:connector>
        <draw:connector draw:style-name="gr2" draw:text-style-name="P1" draw:layer="layout" svg:x1="6.85cm" svg:y1="17.8cm" svg:x2="6.95cm" svg:y2="18.2cm" draw:start-shape="id37" draw:start-glue-point="2" draw:end-shape="id42" draw:end-glue-point="0" svg:d="m6850 17800v200h100v200">
          <text:p/>
        </draw:connector>
        <draw:frame draw:style-name="gr6" draw:text-style-name="P3" draw:layer="layout" svg:width="2.195cm" svg:height="1.098cm" svg:x="8.4cm" svg:y="4.5cm">
          <draw:text-box>
            <text:p><text:span text:style-name="T2">比較</text:span></text:p>
          </draw:text-box>
        </draw:frame>
        <draw:rect draw:style-name="gr9" draw:text-style-name="P1" draw:layer="layout" svg:width="6cm" svg:height="4.5cm" svg:x="11.9cm" svg:y="6.5cm">
          <text:p/>
        </draw:rect>
        <draw:frame draw:style-name="gr10" draw:text-style-name="P4" draw:layer="layout" svg:width="2.06cm" svg:height="1.026cm" svg:x="13.4cm" svg:y="5.402cm">
          <draw:text-box>
            <text:p text:style-name="P4"><text:span text:style-name="T3">一致</text:span></text:p>
          </draw:text-box>
        </draw:frame>
        <draw:rect draw:style-name="gr11" draw:text-style-name="P1" draw:id="id43" draw:layer="layout" svg:width="8.5cm" svg:height="5cm" svg:x="18.4cm" svg:y="6cm">
          <text:p/>
        </draw:rect>
        <draw:rect draw:style-name="gr11" draw:text-style-name="P1" draw:id="id44" draw:layer="layout" svg:width="5cm" svg:height="4.5cm" svg:x="4.9cm" svg:y="15cm">
          <text:p/>
        </draw:rect>
        <draw:connector draw:style-name="gr12" draw:text-style-name="P1" draw:layer="layout" draw:type="line" svg:x1="22.65cm" svg:y1="11cm" svg:x2="9.9cm" svg:y2="17.25cm" draw:start-shape="id43" draw:start-glue-point="2" draw:end-shape="id44" svg:d="m22650 11000-12750 6250">
          <text:p/>
        </draw:connector>
        <draw:rect draw:style-name="gr13" draw:text-style-name="P5" draw:layer="layout" svg:width="2.5cm" svg:height="1cm" svg:x="3.9cm" svg:y="9.5cm">
          <text:p text:style-name="P1"><text:span text:style-name="T4">置き換え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1cm" fo:page-height="2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0-02-03T14:26:41.63</dc:date>
    <meta:editing-duration>PT00H45M32S</meta:editing-duration>
    <meta:editing-cycles>2</meta:editing-cycles>
    <meta:generator>OpenOffice.org/3.0$Win32 OpenOffice.org_project/300m9$Build-9358</meta:generator>
    <meta:document-statistic meta:object-count="99"/>
    <meta:user-defined meta:name="情報 1"/>
    <meta:user-defined meta:name="情報 2"/>
    <meta:user-defined meta:name="情報 3"/>
    <meta:user-defined meta:name="情報 4"/>
  </office:meta>
</office:document-meta>
</file>